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pis_aparatu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ęt</text:p>
          </table:table-cell>
          <table:table-cell office:value-type="string" calcext:value-type="string">
            <text:p><text:s/>[cm]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dokładność: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zekrój prę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ęt (krańće jednorodne)</text:p>
          </table:table-cell>
          <table:table-cell office:value-type="float" office:value="73.5" calcext:value-type="float">
            <text:p>73.5</text:p>
          </table:table-cell>
          <table:table-cell table:formula="of:=[.B2]/100" office:value-type="float" office:value="0.735" calcext:value-type="float">
            <text:p>0.735</text:p>
          </table:table-cell>
          <table:table-cell office:value-type="string" calcext:value-type="string">
            <text:p>sufmiarka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R*2 [cm]</text:p>
          </table:table-cell>
          <table:table-cell/>
        </table:table-row>
        <table:table-row table:style-name="ro1">
          <table:table-cell office:value-type="string" calcext:value-type="string">
            <text:p>pręt (z zaokrągleniami)</text:p>
          </table:table-cell>
          <table:table-cell office:value-type="float" office:value="74" calcext:value-type="float">
            <text:p>74</text:p>
          </table:table-cell>
          <table:table-cell table:formula="of:=[.B3]/100" office:value-type="float" office:value="0.74" calcext:value-type="float">
            <text:p>0.74</text:p>
          </table:table-cell>
          <table:table-cell office:value-type="string" calcext:value-type="string">
            <text:p>linijka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pręt (odległość -osi)</text:p>
          </table:table-cell>
          <table:table-cell office:value-type="float" office:value="9.9" calcext:value-type="float">
            <text:p>9.9</text:p>
          </table:table-cell>
          <table:table-cell table:formula="of:=[.B4]/100" office:value-type="float" office:value="0.099" calcext:value-type="float">
            <text:p>0.09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przekrój</text:p>
          </table:table-cell>
          <table:table-cell office:value-type="string" calcext:value-type="string">
            <text:p>[tabela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szerokość w zawieszeniu</text:p>
          </table:table-cell>
          <table:table-cell office:value-type="float" office:value="1.9" calcext:value-type="float">
            <text:p>1.9</text:p>
          </table:table-cell>
          <table:table-cell table:formula="of:=[.B6]/100" office:value-type="float" office:value="0.019" calcext:value-type="float">
            <text:p>0.019</text:p>
          </table:table-cell>
          <table:table-cell office:value-type="string" calcext:value-type="string">
            <text:p>niepewnośc T*20 [s]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zawieszenie (przekrój trójkątny) – podstawa</text:p>
          </table:table-cell>
          <table:table-cell office:value-type="float" office:value="0.3" calcext:value-type="float">
            <text:p>0.3</text:p>
          </table:table-cell>
          <table:table-cell table:formula="of:=[.B7]/100" office:value-type="float" office:value="0.003" calcext:value-type="float">
            <text:p>0.003</text:p>
          </table:table-cell>
          <table:table-cell office:value-type="string" calcext:value-type="string">
            <text:p>niepewność T [s]</text:p>
          </table:table-cell>
          <table:table-cell table:formula="of:=[.E6]/20" office:value-type="float" office:value="0.015" calcext:value-type="float">
            <text:p>0.0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masa [kg]</text:p>
          </table:table-cell>
          <table:table-cell office:value-type="float" office:value="0.654" calcext:value-type="float">
            <text:p>0.65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table:style-name="ce1" office:value-type="string" calcext:value-type="string">
            <text:p>obręc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8" calcext:value-type="float">
            <text:p>28</text:p>
          </table:table-cell>
          <table:table-cell table:formula="of:=[.B10]/100"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bość (przekrój prostokątny) (|r-R|)</text:p>
          </table:table-cell>
          <table:table-cell office:value-type="float" office:value="1.54" calcext:value-type="float">
            <text:p>1.54</text:p>
          </table:table-cell>
          <table:table-cell table:formula="of:=[.B11]/100" office:value-type="float" office:value="0.0154" calcext:value-type="float">
            <text:p>0.0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zerokość w zawieszeniu</text:p>
          </table:table-cell>
          <table:table-cell office:value-type="float" office:value="1.33" calcext:value-type="float">
            <text:p>1.33</text:p>
          </table:table-cell>
          <table:table-cell table:formula="of:=[.B12]/100" office:value-type="float" office:value="0.0133" calcext:value-type="float">
            <text:p>0.0133</text:p>
          </table:table-cell>
          <table:table-cell table:number-columns-repeated="5"/>
          <table:table-cell table:formula="of:=STDEV([.H3:.H8])" office:value-type="float" office:value="0.00836660026534076" calcext:value-type="float">
            <text:p>0.00836660026534076</text:p>
          </table:table-cell>
        </table:table-row>
        <table:table-row table:style-name="ro1">
          <table:table-cell office:value-type="string" calcext:value-type="string">
            <text:p>masa</text:p>
          </table:table-cell>
          <table:table-cell office:value-type="float" office:value="1.415" calcext:value-type="float">
            <text:p>1.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cięcie – przekrój trójkątny – (e=d-h)</text:p>
          </table:table-cell>
          <table:table-cell office:value-type="float" office:value="0.68" calcext:value-type="float">
            <text:p>0.68</text:p>
          </table:table-cell>
          <table:table-cell table:formula="of:=[.B14]/100" office:value-type="float" office:value="0.0068" calcext:value-type="float">
            <text:p>0.00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ługość wcięcia (podstawa trójkąta)</text:p>
          </table:table-cell>
          <table:table-cell office:value-type="float" office:value="1.25" calcext:value-type="float">
            <text:p>1.25</text:p>
          </table:table-cell>
          <table:table-cell table:formula="of:=[.B15]/100" office:value-type="float" office:value="0.0125" calcext:value-type="float">
            <text:p>0.0125</text:p>
          </table:table-cell>
          <table:table-cell table:number-columns-repeated="6"/>
        </table:table-row>
      </table:table>
      <table:table table:name="okres drgań" table:style-name="ta1"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ręt</text:p>
          </table:table-cell>
          <table:table-cell office:value-type="string" calcext:value-type="string">
            <text:p>obręcz</text:p>
          </table:table-cell>
          <table:table-cell office:value-type="string" calcext:value-type="string">
            <text:p>pręt</text:p>
          </table:table-cell>
          <table:table-cell office:value-type="string" calcext:value-type="string">
            <text:p>obręcz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table:number-columns-repeated="2" office:value-type="string" calcext:value-type="string">
            <text:p>T*20 [s]</text:p>
          </table:table-cell>
          <table:table-cell table:number-columns-repeated="2" office:value-type="string" calcext:value-type="string">
            <text:p>T [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76" calcext:value-type="float">
            <text:p>26.76</text:p>
          </table:table-cell>
          <table:table-cell office:value-type="float" office:value="20.6" calcext:value-type="float">
            <text:p>20.6</text:p>
          </table:table-cell>
          <table:table-cell table:formula="of:=[.B3]/20" office:value-type="float" office:value="1.338" calcext:value-type="float">
            <text:p>1.338</text:p>
          </table:table-cell>
          <table:table-cell table:formula="of:=[.C3]/20"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73" calcext:value-type="float">
            <text:p>26.73</text:p>
          </table:table-cell>
          <table:table-cell office:value-type="float" office:value="20.45" calcext:value-type="float">
            <text:p>20.45</text:p>
          </table:table-cell>
          <table:table-cell table:formula="of:=[.B4]/20" office:value-type="float" office:value="1.3365" calcext:value-type="float">
            <text:p>1.3365</text:p>
          </table:table-cell>
          <table:table-cell table:formula="of:=[.C4]/20" office:value-type="float" office:value="1.0225" calcext:value-type="float">
            <text:p>1.0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66" calcext:value-type="float">
            <text:p>26.66</text:p>
          </table:table-cell>
          <table:table-cell office:value-type="float" office:value="20.57" calcext:value-type="float">
            <text:p>20.57</text:p>
          </table:table-cell>
          <table:table-cell table:formula="of:=[.B5]/20" office:value-type="float" office:value="1.333" calcext:value-type="float">
            <text:p>1.333</text:p>
          </table:table-cell>
          <table:table-cell table:formula="of:=[.C5]/20" office:value-type="float" office:value="1.0285" calcext:value-type="float">
            <text:p>1.0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56" calcext:value-type="float">
            <text:p>26.56</text:p>
          </table:table-cell>
          <table:table-cell office:value-type="float" office:value="20.49" calcext:value-type="float">
            <text:p>20.49</text:p>
          </table:table-cell>
          <table:table-cell table:formula="of:=[.B6]/20" office:value-type="float" office:value="1.328" calcext:value-type="float">
            <text:p>1.328</text:p>
          </table:table-cell>
          <table:table-cell table:formula="of:=[.C6]/20" office:value-type="float" office:value="1.0245" calcext:value-type="float">
            <text:p>1.0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3" calcext:value-type="float">
            <text:p>26.53</text:p>
          </table:table-cell>
          <table:table-cell office:value-type="float" office:value="20.4" calcext:value-type="float">
            <text:p>20.4</text:p>
          </table:table-cell>
          <table:table-cell table:formula="of:=[.B7]/20" office:value-type="float" office:value="1.3265" calcext:value-type="float">
            <text:p>1.3265</text:p>
          </table:table-cell>
          <table:table-cell table:formula="of:=[.C7]/20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63" calcext:value-type="float">
            <text:p>26.63</text:p>
          </table:table-cell>
          <table:table-cell office:value-type="float" office:value="20.36" calcext:value-type="float">
            <text:p>20.36</text:p>
          </table:table-cell>
          <table:table-cell table:formula="of:=[.B8]/20" office:value-type="float" office:value="1.3315" calcext:value-type="float">
            <text:p>1.3315</text:p>
          </table:table-cell>
          <table:table-cell table:formula="of:=[.C8]/20"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62" calcext:value-type="float">
            <text:p>26.62</text:p>
          </table:table-cell>
          <table:table-cell office:value-type="float" office:value="20.39" calcext:value-type="float">
            <text:p>20.39</text:p>
          </table:table-cell>
          <table:table-cell table:formula="of:=[.B9]/20" office:value-type="float" office:value="1.331" calcext:value-type="float">
            <text:p>1.331</text:p>
          </table:table-cell>
          <table:table-cell table:formula="of:=[.C9]/20" office:value-type="float" office:value="1.0195" calcext:value-type="float">
            <text:p>1.0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59" calcext:value-type="float">
            <text:p>26.59</text:p>
          </table:table-cell>
          <table:table-cell office:value-type="float" office:value="20.32" calcext:value-type="float">
            <text:p>20.32</text:p>
          </table:table-cell>
          <table:table-cell table:formula="of:=[.B10]/20" office:value-type="float" office:value="1.3295" calcext:value-type="float">
            <text:p>1.3295</text:p>
          </table:table-cell>
          <table:table-cell table:formula="of:=[.C10]/20"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59" calcext:value-type="float">
            <text:p>26.59</text:p>
          </table:table-cell>
          <table:table-cell office:value-type="float" office:value="20.31" calcext:value-type="float">
            <text:p>20.31</text:p>
          </table:table-cell>
          <table:table-cell table:formula="of:=[.B11]/20" office:value-type="float" office:value="1.3295" calcext:value-type="float">
            <text:p>1.3295</text:p>
          </table:table-cell>
          <table:table-cell table:formula="of:=[.C11]/20" office:value-type="float" office:value="1.0155" calcext:value-type="float">
            <text:p>1.0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72" calcext:value-type="float">
            <text:p>26.72</text:p>
          </table:table-cell>
          <table:table-cell office:value-type="float" office:value="20.3" calcext:value-type="float">
            <text:p>20.3</text:p>
          </table:table-cell>
          <table:table-cell table:formula="of:=[.B12]/20" office:value-type="float" office:value="1.336" calcext:value-type="float">
            <text:p>1.336</text:p>
          </table:table-cell>
          <table:table-cell table:formula="of:=[.C12]/20" office:value-type="float" office:value="1.015" calcext:value-type="float">
            <text:p>1.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3" calcext:value-type="float">
            <text:p>26.73</text:p>
          </table:table-cell>
          <table:table-cell office:value-type="float" office:value="20.25" calcext:value-type="float">
            <text:p>20.25</text:p>
          </table:table-cell>
          <table:table-cell table:formula="of:=[.B13]/20" office:value-type="float" office:value="1.3365" calcext:value-type="float">
            <text:p>1.3365</text:p>
          </table:table-cell>
          <table:table-cell table:formula="of:=[.C13]/20" office:value-type="float" office:value="1.0125" calcext:value-type="float">
            <text:p>1.0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56" calcext:value-type="float">
            <text:p>26.56</text:p>
          </table:table-cell>
          <table:table-cell office:value-type="float" office:value="20.35" calcext:value-type="float">
            <text:p>20.35</text:p>
          </table:table-cell>
          <table:table-cell table:formula="of:=[.B14]/20" office:value-type="float" office:value="1.328" calcext:value-type="float">
            <text:p>1.328</text:p>
          </table:table-cell>
          <table:table-cell table:formula="of:=[.C14]/20" office:value-type="float" office:value="1.0175" calcext:value-type="float">
            <text:p>1.0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3" calcext:value-type="float">
            <text:p>26.73</text:p>
          </table:table-cell>
          <table:table-cell office:value-type="float" office:value="20.33" calcext:value-type="float">
            <text:p>20.33</text:p>
          </table:table-cell>
          <table:table-cell table:formula="of:=[.B15]/20" office:value-type="float" office:value="1.3365" calcext:value-type="float">
            <text:p>1.3365</text:p>
          </table:table-cell>
          <table:table-cell table:formula="of:=[.C15]/20" office:value-type="float" office:value="1.0165" calcext:value-type="float">
            <text:p>1.0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64" calcext:value-type="float">
            <text:p>26.64</text:p>
          </table:table-cell>
          <table:table-cell office:value-type="float" office:value="20.41" calcext:value-type="float">
            <text:p>20.41</text:p>
          </table:table-cell>
          <table:table-cell table:formula="of:=[.B16]/20" office:value-type="float" office:value="1.332" calcext:value-type="float">
            <text:p>1.332</text:p>
          </table:table-cell>
          <table:table-cell table:formula="of:=[.C16]/20" office:value-type="float" office:value="1.0205" calcext:value-type="float">
            <text:p>1.0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78" calcext:value-type="float">
            <text:p>26.78</text:p>
          </table:table-cell>
          <table:table-cell office:value-type="float" office:value="20.11" calcext:value-type="float">
            <text:p>20.11</text:p>
          </table:table-cell>
          <table:table-cell table:formula="of:=[.B17]/20" office:value-type="float" office:value="1.339" calcext:value-type="float">
            <text:p>1.339</text:p>
          </table:table-cell>
          <table:table-cell table:formula="of:=[.C17]/20" office:value-type="float" office:value="1.0055" calcext:value-type="float">
            <text:p>1.00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58" calcext:value-type="float">
            <text:p>26.58</text:p>
          </table:table-cell>
          <table:table-cell office:value-type="float" office:value="20.11" calcext:value-type="float">
            <text:p>20.11</text:p>
          </table:table-cell>
          <table:table-cell table:formula="of:=[.B18]/20" office:value-type="float" office:value="1.329" calcext:value-type="float">
            <text:p>1.329</text:p>
          </table:table-cell>
          <table:table-cell table:formula="of:=[.C18]/20" office:value-type="float" office:value="1.0055" calcext:value-type="float">
            <text:p>1.00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54" calcext:value-type="float">
            <text:p>26.54</text:p>
          </table:table-cell>
          <table:table-cell office:value-type="float" office:value="20.62" calcext:value-type="float">
            <text:p>20.62</text:p>
          </table:table-cell>
          <table:table-cell table:formula="of:=[.B19]/20" office:value-type="float" office:value="1.327" calcext:value-type="float">
            <text:p>1.327</text:p>
          </table:table-cell>
          <table:table-cell table:formula="of:=[.C19]/20" office:value-type="float" office:value="1.031" calcext:value-type="float">
            <text:p>1.0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67" calcext:value-type="float">
            <text:p>26.67</text:p>
          </table:table-cell>
          <table:table-cell office:value-type="float" office:value="20.57" calcext:value-type="float">
            <text:p>20.57</text:p>
          </table:table-cell>
          <table:table-cell table:formula="of:=[.B20]/20" office:value-type="float" office:value="1.3335" calcext:value-type="float">
            <text:p>1.3335</text:p>
          </table:table-cell>
          <table:table-cell table:formula="of:=[.C20]/20" office:value-type="float" office:value="1.0285" calcext:value-type="float">
            <text:p>1.02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61" calcext:value-type="float">
            <text:p>26.61</text:p>
          </table:table-cell>
          <table:table-cell office:value-type="float" office:value="20.28" calcext:value-type="float">
            <text:p>20.28</text:p>
          </table:table-cell>
          <table:table-cell table:formula="of:=[.B21]/20" office:value-type="float" office:value="1.3305" calcext:value-type="float">
            <text:p>1.3305</text:p>
          </table:table-cell>
          <table:table-cell table:formula="of:=[.C21]/20"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1" calcext:value-type="float">
            <text:p>26.71</text:p>
          </table:table-cell>
          <table:table-cell office:value-type="float" office:value="20.36" calcext:value-type="float">
            <text:p>20.36</text:p>
          </table:table-cell>
          <table:table-cell table:formula="of:=[.B22]/20" office:value-type="float" office:value="1.3355" calcext:value-type="float">
            <text:p>1.3355</text:p>
          </table:table-cell>
          <table:table-cell table:formula="of:=[.C22]/20"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66" calcext:value-type="float">
            <text:p>26.66</text:p>
          </table:table-cell>
          <table:table-cell office:value-type="float" office:value="20.56" calcext:value-type="float">
            <text:p>20.56</text:p>
          </table:table-cell>
          <table:table-cell table:formula="of:=[.B23]/20" office:value-type="float" office:value="1.333" calcext:value-type="float">
            <text:p>1.333</text:p>
          </table:table-cell>
          <table:table-cell table:formula="of:=[.C23]/20"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62" calcext:value-type="float">
            <text:p>26.62</text:p>
          </table:table-cell>
          <table:table-cell office:value-type="float" office:value="20.55" calcext:value-type="float">
            <text:p>20.55</text:p>
          </table:table-cell>
          <table:table-cell table:formula="of:=[.B24]/20" office:value-type="float" office:value="1.331" calcext:value-type="float">
            <text:p>1.331</text:p>
          </table:table-cell>
          <table:table-cell table:formula="of:=[.C24]/20" office:value-type="float" office:value="1.0275" calcext:value-type="float">
            <text:p>1.02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67" calcext:value-type="float">
            <text:p>26.67</text:p>
          </table:table-cell>
          <table:table-cell office:value-type="float" office:value="20.57" calcext:value-type="float">
            <text:p>20.57</text:p>
          </table:table-cell>
          <table:table-cell table:formula="of:=[.B25]/20" office:value-type="float" office:value="1.3335" calcext:value-type="float">
            <text:p>1.3335</text:p>
          </table:table-cell>
          <table:table-cell table:formula="of:=[.C25]/20" office:value-type="float" office:value="1.0285" calcext:value-type="float">
            <text:p>1.0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64" calcext:value-type="float">
            <text:p>26.64</text:p>
          </table:table-cell>
          <table:table-cell office:value-type="float" office:value="20.49" calcext:value-type="float">
            <text:p>20.49</text:p>
          </table:table-cell>
          <table:table-cell table:formula="of:=[.B26]/20" office:value-type="float" office:value="1.332" calcext:value-type="float">
            <text:p>1.332</text:p>
          </table:table-cell>
          <table:table-cell table:formula="of:=[.C26]/20" office:value-type="float" office:value="1.0245" calcext:value-type="float">
            <text:p>1.02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68" calcext:value-type="float">
            <text:p>26.68</text:p>
          </table:table-cell>
          <table:table-cell office:value-type="float" office:value="20.24" calcext:value-type="float">
            <text:p>20.24</text:p>
          </table:table-cell>
          <table:table-cell table:formula="of:=[.B27]/20" office:value-type="float" office:value="1.334" calcext:value-type="float">
            <text:p>1.334</text:p>
          </table:table-cell>
          <table:table-cell table:formula="of:=[.C27]/20" office:value-type="float" office:value="1.012" calcext:value-type="float">
            <text:p>1.0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ęt</text:p>
          </table:table-cell>
          <table:table-cell office:value-type="string" calcext:value-type="string">
            <text:p>obrę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śr</text:p>
          </table:table-cell>
          <table:table-cell table:formula="of:=AVERAGE([.D3:.D27])" office:value-type="float" office:value="1.33242" calcext:value-type="float">
            <text:p>1.33242</text:p>
          </table:table-cell>
          <table:table-cell table:formula="of:=AVERAGE([.E3:.E27])" office:value-type="float" office:value="1.01998" calcext:value-type="float">
            <text:p>1.01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modelu</text:p>
          </table:table-cell>
          <table:table-cell table:formula="of:=(1/12)*[$opis_aparatury.B8]*[$opis_aparatury.C3]^2+[$opis_aparatury.B8]*([$opis_aparatury.C3]/2-[$opis_aparatury.C4])^2" office:value-type="float" office:value="0.077874614" calcext:value-type="float">
            <text:p>0.077874614</text:p>
          </table:table-cell>
          <table:table-cell table:formula="of:=[$opis_aparatury.B13]*(0.5*(([$opis_aparatury.C10]/2)^2+(([$opis_aparatury.C10]/2)-[$opis_aparatury.C11])^2 + ([$opis_aparatury.C10]/2-[$opis_aparatury.C14])^2))" office:value-type="float" office:value="0.0374036855" calcext:value-type="float">
            <text:p>0.03740368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_wahadło</text:p>
            <text:p>(modelowe</text:p>
            <text:p>Wahadło)</text:p>
          </table:table-cell>
          <table:table-cell table:formula="of:=([.B31]^2*[$opis_aparatury.B8]*9.81*([$opis_aparatury.C3]/2-[$opis_aparatury.C4]))/(4*PI()^2)" office:value-type="float" office:value="0.0781877284134169" calcext:value-type="float">
            <text:p>0.0781877284134169</text:p>
          </table:table-cell>
          <table:table-cell table:formula="of:=([.C31]^2*[$opis_aparatury.B13]*9.81*([$opis_aparatury.C10]/2-[$opis_aparatury.C14]))/(4*PI()^2)" office:value-type="float" office:value="0.0487251570452188" calcext:value-type="float">
            <text:p>0.0487251570452188</text:p>
          </table:table-cell>
          <table:table-cell table:number-columns-repeated="2"/>
        </table:table-row>
      </table:table>
      <table:table table:name="obliczenia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V pręta</text:p>
          </table:table-cell>
          <table:table-cell table:number-columns-repeated="2"/>
          <table:table-cell office:value-type="string" calcext:value-type="string">
            <text:p>masa+objętość elementów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azwa</text:p>
          </table:table-cell>
          <table:table-cell office:value-type="string" calcext:value-type="string">
            <text:p>objętość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_walca</text:p>
          </table:table-cell>
          <table:table-cell table:number-columns-repeated="3"/>
          <table:table-cell office:value-type="string" calcext:value-type="string">
            <text:p>walec</text:p>
          </table:table-cell>
          <table:table-cell table:formula="of:=PI()*([$opis_aparatury.H5]/200)^2*[$opis_aparatury.C2]" office:value-type="float" office:value="0.0000831265416139859" calcext:value-type="float">
            <text:p>8.31265416139859E-05</text:p>
          </table:table-cell>
          <table:table-cell table:formula="of:=[.$F$8]*[.F3]" office:value-type="float" office:value="0.651368367330564" calcext:value-type="float">
            <text:p>0.651368367330564</text:p>
          </table:table-cell>
          <table:table-cell table:formula="of:=ORG.LIBREOFFICE.ROUNDSIG([.F3]; 3)" office:value-type="float" office:value="0.0000831" calcext:value-type="float">
            <text:p>0.0000831</text:p>
          </table:table-cell>
          <table:table-cell table:formula="of:=ORG.LIBREOFFICE.ROUNDSIG([.G3]; 3)" office:value-type="float" office:value="0.651" calcext:value-type="float">
            <text:p>0.6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ółkula</text:p>
          </table:table-cell>
          <table:table-cell table:formula="of:=(2/3)*PI()*([$opis_aparatury.C3]-[$opis_aparatury.C2])^3" office:value-type="float" office:value="0.00000026179938779915" calcext:value-type="float">
            <text:p>2.6179938779915E-07</text:p>
          </table:table-cell>
          <table:table-cell table:formula="of:=[.$F$8]*[.F4]" office:value-type="float" office:value="0.0020514246892497" calcext:value-type="float">
            <text:p>0.0020514246892497</text:p>
          </table:table-cell>
          <table:table-cell table:formula="of:=ORG.LIBREOFFICE.ROUNDSIG([.F4]; 3)" office:value-type="float" office:value="0.000000262" calcext:value-type="float">
            <text:p>0.000000262</text:p>
          </table:table-cell>
          <table:table-cell table:formula="of:=ORG.LIBREOFFICE.ROUNDSIG([.G4]; 3)" office:value-type="float" office:value="0.00205" calcext:value-type="float">
            <text:p>0.00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zawieszenie</text:p>
          </table:table-cell>
          <table:table-cell table:formula="of:=(SQRT(3)*[$opis_aparatury.C7]^2)/4*[$opis_aparatury.C6]" office:value-type="float" office:value="0.0000000740451720235695" calcext:value-type="float">
            <text:p>7.40451720235695E-08</text:p>
          </table:table-cell>
          <table:table-cell table:formula="of:=[.$F$8]*[.F5]" office:value-type="float" office:value="0.00058020798018606" calcext:value-type="float">
            <text:p>0.00058020798018606</text:p>
          </table:table-cell>
          <table:table-cell table:formula="of:=ORG.LIBREOFFICE.ROUNDSIG([.F5]; 3)" office:value-type="float" office:value="0.000000074" calcext:value-type="float">
            <text:p>0.000000074</text:p>
          </table:table-cell>
          <table:table-cell table:formula="of:=ORG.LIBREOFFICE.ROUNDSIG([.G5]; 3)" office:value-type="float" office:value="0.00058" calcext:value-type="float">
            <text:p>0.00058</text:p>
          </table:table-cell>
        </table:table-row>
        <table:table-row table:style-name="ro1">
          <table:table-cell table:formula="of:=[.B3]*[.B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gęstość=</text:p>
          </table:table-cell>
          <table:table-cell table:formula="of:=[$opis_aparatury.B8]/SUM([.F3:.F5])" office:value-type="float" office:value="7835.86511219628" calcext:value-type="float">
            <text:p>7835.8651121962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ment bezwładności: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azwa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alec</text:p>
          </table:table-cell>
          <table:table-cell table:formula="of:=(1/12)*[.G3]*([$opis_aparatury.C2]^2+3*([$opis_aparatury.H5]/200)^2)" office:value-type="float" office:value="0.0293296520020688" calcext:value-type="float">
            <text:p>0.0293296520020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pręta dokładne:</text:p>
          </table:table-cell>
          <table:table-cell table:number-columns-repeated="3"/>
          <table:table-cell office:value-type="string" calcext:value-type="string">
            <text:p>półkule</text:p>
          </table:table-cell>
          <table:table-cell table:formula="of:=2*((2/5)*[.G4]*([$opis_aparatury.C3]-[$opis_aparatury.C2])^2+[.G4]*([$opis_aparatury.C2]/2)^2)" office:value-type="float" office:value="0.000554156479868746" calcext:value-type="float">
            <text:p>0.0005541564798687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ręt + półkule (środek masy)</text:p>
          </table:table-cell>
          <table:table-cell table:formula="of:=[.F12]+[.F13]" office:value-type="float" office:value="0.0298838084819376" calcext:value-type="float">
            <text:p>0.02988380848193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 osi obrotu</text:p>
          </table:table-cell>
          <table:table-cell table:formula="of:=[.F14]+([.G4]*2+[.G3])*([$opis_aparatury.C3]/2-[$opis_aparatury.C4])^2" office:value-type="float" office:value="0.0780222701082679" calcext:value-type="float">
            <text:p>0.078022270108267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obręcz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I [kg*m^2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bręcz w środku masy</text:p>
          </table:table-cell>
          <table:table-cell table:formula="of:=(1/2)*[$opis_aparatury.B13]*(([$opis_aparatury.C10]/2)^2+([$opis_aparatury.C10]/2-[$opis_aparatury.C11])^2)" office:value-type="float" office:value="0.0248510507" calcext:value-type="float">
            <text:p>0.02485105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zeniesienie osi do punktu zawieszenia (tw. Steinera)</text:p>
          </table:table-cell>
          <table:table-cell table:formula="of:=[$opis_aparatury.B13]*([$opis_aparatury.C10]/2-[$opis_aparatury.C14])^2" office:value-type="float" office:value="0.0251052696" calcext:value-type="float">
            <text:p>0.02510526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bręcz w zawieszneiu</text:p>
          </table:table-cell>
          <table:table-cell table:formula="of:=SUM([.E20:.E21])" office:value-type="float" office:value="0.0499563203" calcext:value-type="float">
            <text:p>0.04995632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3:58:17.048252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0:29:49.127800743</meta:creation-date>
    <dc:date>2024-03-24T16:07:09.837861024</dc:date>
    <meta:editing-duration>PT1H42M21S</meta:editing-duration>
    <meta:editing-cycles>20</meta:editing-cycles>
    <meta:generator>LibreOffice/7.6.5.2$Linux_X86_64 LibreOffice_project/60$Build-2</meta:generator>
    <meta:document-statistic meta:table-count="3" meta:cell-count="259" meta:object-count="0"/>
  </office:meta>
</office:document-meta>
</file>